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0000000403CBD706F.png" manifest:media-type="image/png"/>
  <manifest:file-entry manifest:full-path="Pictures/1000020100000040000000403DBAAA21.png" manifest:media-type="image/png"/>
  <manifest:file-entry manifest:full-path="Pictures/10000201000000400000004024A106C6.png" manifest:media-type="image/png"/>
  <manifest:file-entry manifest:full-path="Pictures/1000020100000040000000404002BB02.png" manifest:media-type="image/png"/>
  <manifest:file-entry manifest:full-path="Pictures/100002010000004000000040878AAAC0.png" manifest:media-type="image/png"/>
  <manifest:file-entry manifest:full-path="Pictures/100002010000004000000040C58DF98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2">
      <style:paragraph-properties fo:margin-top="0cm" fo:margin-bottom="0cm" loext:contextual-spacing="false"/>
    </style:style>
    <style:style style:name="P12" style:family="paragraph" style:parent-style-name="Text_20_body" style:list-style-name="L3">
      <style:paragraph-properties fo:margin-top="0cm" fo:margin-bottom="0cm" loext:contextual-spacing="false"/>
    </style:style>
    <style:style style:name="P13" style:family="paragraph" style:parent-style-name="Text_20_body" style:list-style-name="L4">
      <style:paragraph-properties fo:margin-top="0cm" fo:margin-bottom="0cm" loext:contextual-spacing="false"/>
    </style:style>
    <style:style style:name="P14" style:family="paragraph" style:parent-style-name="Text_20_body" style:list-style-name="L5">
      <style:paragraph-properties fo:margin-top="0cm" fo:margin-bottom="0cm" loext:contextual-spacing="false"/>
    </style:style>
    <style:style style:name="P15" style:family="paragraph" style:parent-style-name="Text_20_body" style:list-style-name="L6">
      <style:paragraph-properties fo:margin-top="0cm" fo:margin-bottom="0cm" loext:contextual-spacing="false"/>
    </style:style>
    <style:style style:name="P16" style:family="paragraph" style:parent-style-name="Text_20_body" style:list-style-name="L7">
      <style:paragraph-properties fo:margin-top="0cm" fo:margin-bottom="0cm" loext:contextual-spacing="false"/>
    </style:style>
    <style:style style:name="P17" style:family="paragraph" style:parent-style-name="Text_20_body" style:list-style-name="L8">
      <style:paragraph-properties fo:margin-top="0cm" fo:margin-bottom="0cm" loext:contextual-spacing="false"/>
    </style:style>
    <style:style style:name="P18" style:family="paragraph" style:parent-style-name="Text_20_body" style:list-style-name="L9">
      <style:paragraph-properties fo:margin-top="0cm" fo:margin-bottom="0cm" loext:contextual-spacing="false"/>
    </style:style>
    <style:style style:name="P19" style:family="paragraph" style:parent-style-name="Standard">
      <style:text-properties officeooo:rsid="0008539a" officeooo:paragraph-rsid="0008539a"/>
    </style:style>
    <style:style style:name="P20" style:family="paragraph" style:parent-style-name="Heading_20_1">
      <style:text-properties officeooo:rsid="0008539a" officeooo:paragraph-rsid="0008539a"/>
    </style:style>
    <style:style style:name="P21" style:family="paragraph" style:parent-style-name="Heading_20_3">
      <style:text-properties officeooo:rsid="0008539a" officeooo:paragraph-rsid="0008539a"/>
    </style:style>
    <style:style style:name="P22" style:family="paragraph" style:parent-style-name="Heading_20_4">
      <style:text-properties officeooo:rsid="0008539a" officeooo:paragraph-rsid="0008539a"/>
    </style:style>
    <style:style style:name="P23" style:family="paragraph" style:parent-style-name="Preformatted_20_Text">
      <style:text-properties officeooo:rsid="0008539a" officeooo:paragraph-rsid="0008539a"/>
    </style:style>
    <style:style style:name="P24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middle" style:vertical-rel="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Semaine 14 : JS moderne suite et intro au PHP</text:h>
      <text:p text:style-name="P19"/>
      <text:h text:style-name="P21" text:outline-level="3"><text:bookmark text:name="js-moderne"/>S “Moderne”</text:h>
      <text:h text:style-name="Heading_20_4" text:outline-level="4"><text:bookmark text:name="npm--node-package-manager"/>npm : Node Package Manager</text:h>
      <text:p text:style-name="Text_20_body">NPM permet principalement de :</text:p>
      <text:list xml:id="list2323160805440043172" text:style-name="L1">
        <text:list-item>
          <text:p text:style-name="P10">gérer les dépendances </text:p>
        </text:list-item>
        <text:list-item>
          <text:p text:style-name="P1">définir des script pour l’automatisation de la construction/compilation/préparation d’un projet JS </text:p>
        </text:list-item>
      </text:list>
      <text:p text:style-name="Text_20_body">Un fichier <text:span text:style-name="Emphasis">package.json</text:span> définit la configuration npm du projet. - meta-données - dependencies : liste des lib utilisées dans le projet - devDependencies : liste des libs/outils utilisés pour le dev - scripts : scripts shell</text:p>
      <text:list xml:id="list7176346465354772263" text:style-name="L2">
        <text:list-item>
          <text:p text:style-name="P11"><text:span text:style-name="Source_20_Text">npm init -y</text:span> créé un fichier de config ( -y » force les valeurs par défaut) </text:p>
        </text:list-item>
        <text:list-item>
          <text:p text:style-name="P11"><text:span text:style-name="Source_20_Text">npm install</text:span> installe les dépendances décrites dans le fichier de config </text:p>
        </text:list-item>
        <text:list-item>
          <text:p text:style-name="P2"><text:span text:style-name="Source_20_Text">npm run nomScript</text:span> execute un script déclaré dans le fichier package.json </text:p>
        </text:list-item>
      </text:list>
      <text:h text:style-name="P22" text:outline-level="4"><text:bookmark text:name="ecmascript-es6--es2015"/>Ecmascript ES6 / ES2015</text:h>
      <text:list xml:id="list3723385163255179738" text:style-name="L3">
        <text:list-item>
          <text:p text:style-name="P12"><text:a xlink:type="simple" xlink:href="http://babeljs.io/" text:style-name="Internet_20_link" text:visited-style-name="Visited_20_Internet_20_Link">BabelJS</text:a> : transforme votre code es2015 en code es5 ( javascript “normal” ) </text:p>
        </text:list-item>
        <text:list-item>
          <text:p text:style-name="P12"><text:a xlink:type="simple" xlink:href="http://babeljs.io/docs/learn-es2015/" text:style-name="Internet_20_link" text:visited-style-name="Visited_20_Internet_20_Link">Learn ES2015</text:a> </text:p>
        </text:list-item>
        <text:list-item>
          <text:p text:style-name="P12"><text:a xlink:type="simple" xlink:href="http://babeljs.io/repl/" text:style-name="Internet_20_link" text:visited-style-name="Visited_20_Internet_20_Link">Essayer ES2015</text:a> </text:p>
        </text:list-item>
        <text:list-item>
          <text:p text:style-name="P3"><text:a xlink:type="simple" xlink:href="https://babeljs.io/docs/usage/cli/" text:style-name="Internet_20_link" text:visited-style-name="Visited_20_Internet_20_Link">Babel CLI</text:a></text:p>
        </text:list-item>
        <text:list-item>
          <text:p text:style-name="P3"><text:a xlink:type="simple" xlink:href="http://www.2ality.com/2015/08/getting-started-es6.html" text:style-name="Internet_20_link" text:visited-style-name="Visited_20_Internet_20_Link">ES6 Essentials</text:a> </text:p>
        </text:list-item>
      </text:list>
      <text:h text:style-name="Heading_20_4" text:outline-level="4"><text:bookmark text:name="installation-babel-cli"/>Installation <text:span text:style-name="Emphasis">babel-cli</text:span> </text:h>
      <text:p text:style-name="Text_20_body"><text:span text:style-name="Strong_20_Emphasis">CLI</text:span> : Command Line Interpreter » application shell</text:p>
      <text:p text:style-name="P23"><text:span text:style-name="Source_20_Text"># initialisation du projet npm</text:span></text:p>
      <text:p text:style-name="Preformatted_20_Text"><text:span text:style-name="Source_20_Text">npm init -y</text:span></text:p>
      <text:p text:style-name="Preformatted_20_Text"/>
      <text:p text:style-name="Preformatted_20_Text"><text:span text:style-name="Source_20_Text"># install de babel + config es2015 &amp; sauvegarde dans les dev-dependencies </text:span></text:p>
      <text:p text:style-name="Preformatted_20_Text"><text:span text:style-name="Source_20_Text">sudo npm install babel-cli babel-preset-es2015 --save-dev</text:span></text:p>
      <text:p text:style-name="Preformatted_20_Text"/>
      <text:p text:style-name="Preformatted_20_Text"><text:span text:style-name="Source_20_Text"># création et remplissage d'un fichier de configuration *.babelrc*</text:span></text:p>
      <text:p text:style-name="Preformatted_20_Text"><text:span text:style-name="Source_20_Text">echo '{ "presets": ["es2015"] }' &gt; .babelrc</text:span></text:p>
      <text:p text:style-name="Preformatted_20_Text"/>
      <text:p text:style-name="Preformatted_20_Text"><text:span text:style-name="Source_20_Text"># démarrage de la transpilation/compilation automatique</text:span></text:p>
      <text:p text:style-name="P24"><text:span text:style-name="Source_20_Text">./node_modules/.bin/babel script.es6 --watch --out-file script.js</text:span></text:p>
      <text:list xml:id="list7752624182410533040" text:style-name="L4">
        <text:list-item>
          <text:p text:style-name="P13">initialisation de npm </text:p>
        </text:list-item>
        <text:list-item>
          <text:p text:style-name="P13">installation de babel et de la config de transpilation par défaut </text:p>
        </text:list-item>
        <text:list-item>
          <text:p text:style-name="P13">création du fichier de config de babel .babelrc </text:p>
        </text:list-item>
        <text:list-item>
          <text:p text:style-name="P13">ajout du preset es2015 ds .babelrc </text:p>
        </text:list-item>
        <text:list-item>
          <text:p text:style-name="P4">lancement de la surveillance du fichier script.es6 </text:p>
        </text:list-item>
      </text:list>
      <text:p text:style-name="Text_20_body"><text:span text:style-name="Strong_20_Emphasis">Principales nouveautés</text:span></text:p>
      <text:p text:style-name="Text_20_body"><text:soft-page-break/><text:a xlink:type="simple" xlink:href="https://github.com/Simplon-lyon/mini-intro-es2015" text:style-name="Internet_20_link" text:visited-style-name="Visited_20_Internet_20_Link">Exemple des nouvelles syntaxes : class, =&gt;, map/filter/reduce,…</text:a></text:p>
      <text:list xml:id="list8757137474168733678" text:style-name="L5">
        <text:list-item>
          <text:p text:style-name="P14">classes </text:p>
          <text:list>
            <text:list-item>
              <text:p text:style-name="P14">constructor </text:p>
            </text:list-item>
            <text:list-item>
              <text:p text:style-name="P14">héritage via extends </text:p>
            </text:list-item>
            <text:list-item>
              <text:p text:style-name="P14">méthodes et get / set </text:p>
            </text:list-item>
          </text:list>
        </text:list-item>
        <text:list-item>
          <text:p text:style-name="P14">fonctions fléchées </text:p>
        </text:list-item>
        <text:list-item>
          <text:p text:style-name="P14">fonctions : valeur par défaut de paramètres / liste indéfinis de paramètres </text:p>
        </text:list-item>
        <text:list-item>
          <text:p text:style-name="P14">templates </text:p>
        </text:list-item>
        <text:list-item>
          <text:p text:style-name="P14">object literals </text:p>
        </text:list-item>
        <text:list-item>
          <text:p text:style-name="P14">destructuration </text:p>
        </text:list-item>
        <text:list-item>
          <text:p text:style-name="P5">… </text:p>
        </text:list-item>
      </text:list>
      <text:p text:style-name="Text_20_body"><draw:a xlink:type="simple" xlink:href="https://www.youtube.com/watch?v=uL9uAAzkFmI"><draw:frame draw:style-name="fr1" draw:name="Image1" text:anchor-type="as-char" svg:width="0.582cm" svg:height="0.582cm" draw:z-index="0"><draw:image xlink:href="Pictures/10000201000000400000004024A106C6.png" xlink:type="simple" xlink:show="embed" xlink:actuate="onLoad"/><svg:title>:tv:</svg:title></draw:frame></draw:a><text:a xlink:type="simple" xlink:href="https://www.youtube.com/watch?v=uL9uAAzkFmI" text:style-name="Internet_20_link" text:visited-style-name="Visited_20_Internet_20_Link"> intro es6/es2015 </text:a><draw:a xlink:type="simple" xlink:href="https://www.youtube.com/watch?v=uL9uAAzkFmI"><draw:frame draw:style-name="fr1" draw:name="Image2" text:anchor-type="as-char" svg:width="0.582cm" svg:height="0.582cm" draw:z-index="1"><draw:image xlink:href="Pictures/1000020100000040000000403DBAAA21.png" xlink:type="simple" xlink:show="embed" xlink:actuate="onLoad"/><svg:title>:fr:</svg:title></draw:frame></draw:a></text:p>
      <text:h text:style-name="Heading_20_4" text:outline-level="4"><text:bookmark text:name="lectures--putain-de-code--articles-fr-sur-es6"/>Lectures : Putain de code » articles <draw:frame draw:style-name="fr2" draw:name="Image3" text:anchor-type="as-char" svg:width="0.529cm" svg:height="0.529cm" draw:z-index="2"><draw:image xlink:href="Pictures/1000020100000040000000403DBAAA21.png" xlink:type="simple" xlink:show="embed" xlink:actuate="onLoad"/><svg:title>:fr:</svg:title></draw:frame> sur es6</text:h>
      <text:list xml:id="list8105882017990212310" text:style-name="L6">
        <text:list-item>
          <text:p text:style-name="P15"><text:a xlink:type="simple" xlink:href="http://putaindecode.io/fr/articles/js/es2015/classes/" text:style-name="Internet_20_link" text:visited-style-name="Visited_20_Internet_20_Link">les classes</text:a> </text:p>
        </text:list-item>
        <text:list-item>
          <text:p text:style-name="P15"><text:a xlink:type="simple" xlink:href="http://putaindecode.io/fr/articles/js/es2015/const-let-var/" text:style-name="Internet_20_link" text:visited-style-name="Visited_20_Internet_20_Link">var, let et const</text:a> </text:p>
        </text:list-item>
        <text:list-item>
          <text:p text:style-name="P15"><text:a xlink:type="simple" xlink:href="http://putaindecode.io/fr/articles/js/es2015/arrow-functions/" text:style-name="Internet_20_link" text:visited-style-name="Visited_20_Internet_20_Link">les fonctions fléchées</text:a> </text:p>
        </text:list-item>
        <text:list-item>
          <text:p text:style-name="P15"><text:a xlink:type="simple" xlink:href="http://putaindecode.io/fr/articles/js/es2015/template-strings/" text:style-name="Internet_20_link" text:visited-style-name="Visited_20_Internet_20_Link">string templates</text:a> </text:p>
        </text:list-item>
        <text:list-item>
          <text:p text:style-name="P15"><text:a xlink:type="simple" xlink:href="http://putaindecode.io/fr/articles/js/es2015/arrow-functions/" text:style-name="Internet_20_link" text:visited-style-name="Visited_20_Internet_20_Link">Fonctions fléchées</text:a> </text:p>
        </text:list-item>
        <text:list-item>
          <text:p text:style-name="P15"><text:a xlink:type="simple" xlink:href="http://putaindecode.io/fr/articles/js/es2015/object-literals/" text:style-name="Internet_20_link" text:visited-style-name="Visited_20_Internet_20_Link">objet literals</text:a> </text:p>
        </text:list-item>
        <text:list-item>
          <text:p text:style-name="P15"><text:a xlink:type="simple" xlink:href="http://putaindecode.io/fr/articles/js/es2015/array-methods-addition/" text:style-name="Internet_20_link" text:visited-style-name="Visited_20_Internet_20_Link">nouvelles méthodes d’array</text:a> </text:p>
        </text:list-item>
        <text:list-item>
          <text:p text:style-name="P15"><text:a xlink:type="simple" xlink:href="http://putaindecode.io/fr/articles/js/es2015/maps-weakmaps/" text:style-name="Internet_20_link" text:visited-style-name="Visited_20_Internet_20_Link">Maps et LeakMaps</text:a> </text:p>
        </text:list-item>
        <text:list-item>
          <text:p text:style-name="P6"><text:a xlink:type="simple" xlink:href="http://putaindecode.io/fr/articles/js/es2015/rest-spread/" text:style-name="Internet_20_link" text:visited-style-name="Visited_20_Internet_20_Link">paramètres rest et opérateur spread</text:a> </text:p>
        </text:list-item>
      </text:list>
      <text:h text:style-name="Heading_20_4" text:outline-level="4"><text:bookmark text:name="la-bible-de-les6-us"/>La bible de l’ES6 <draw:frame draw:style-name="fr2" draw:name="Image4" text:anchor-type="as-char" svg:width="0.529cm" svg:height="0.529cm" draw:z-index="3"><draw:image xlink:href="Pictures/1000020100000040000000404002BB02.png" xlink:type="simple" xlink:show="embed" xlink:actuate="onLoad"/><svg:title>:us:</svg:title></draw:frame> </text:h>
      <text:list xml:id="list7074556576664042894" text:style-name="L7">
        <text:list-item>
          <text:p text:style-name="P16"><text:a xlink:type="simple" xlink:href="http://exploringjs.com/es6/" text:style-name="Internet_20_link" text:visited-style-name="Visited_20_Internet_20_Link">Exploring ES6</text:a> </text:p>
        </text:list-item>
        <text:list-item>
          <text:p text:style-name="P16"><text:a xlink:type="simple" xlink:href="http://www.2ality.com/2015/02/es6-classes-final.html" text:style-name="Internet_20_link" text:visited-style-name="Visited_20_Internet_20_Link">classes</text:a> </text:p>
        </text:list-item>
        <text:list-item>
          <text:p text:style-name="P16"><text:a xlink:type="simple" xlink:href="http://www.2ality.com/2014/09/es6-modules-final.html" text:style-name="Internet_20_link" text:visited-style-name="Visited_20_Internet_20_Link">modules</text:a> </text:p>
        </text:list-item>
        <text:list-item>
          <text:p text:style-name="P7"><text:a xlink:type="simple" xlink:href="http://www.2ality.com/2014/05/es6-array-methods.html" text:style-name="Internet_20_link" text:visited-style-name="Visited_20_Internet_20_Link">tableaux</text:a> </text:p>
        </text:list-item>
      </text:list>
      <text:h text:style-name="Heading_20_2" text:outline-level="2" text:is-list-header="true"><text:bookmark text:name="j2"/>J2</text:h>
      <text:h text:style-name="Heading_20_4" text:outline-level="4"><text:bookmark text:name="reacthttpsfacebookgithubioreact"/><text:a xlink:type="simple" xlink:href="https://facebook.github.io/react/" text:style-name="Internet_20_link" text:visited-style-name="Visited_20_Internet_20_Link">React</text:a></text:h>
      <text:p text:style-name="Text_20_body">Librairie de création de composants pour le web ( cf. React Native pour mobile )</text:p>
      <text:list xml:id="list4695232255739452118" text:style-name="L8">
        <text:list-item>
          <text:p text:style-name="P17">React.createClass » crée un composant React </text:p>
          <text:list>
            <text:list-item>
              <text:p text:style-name="P8">composant.render() » renvoie le html (jsx) de représentation du compo</text:p>
            </text:list-item>
            <text:list-item>
              <text:p text:style-name="P17">composant.props : informations injectées depuis l’extérieur </text:p>
            </text:list-item>
            <text:list-item>
              <text:p text:style-name="P8">composant.state : information que le composant manipule, gère, modifie….</text:p>
            </text:list-item>
            <text:list-item>
              <text:p text:style-name="P8">évenements et appel de méthodes “internes” du composant</text:p>
            </text:list-item>
            <text:list-item>
              <text:p text:style-name="P17">cycle de vie : </text:p>
              <text:list>
                <text:list-item>
                  <text:p text:style-name="P17">componentDidMount : appelé qd le compo a été affiché </text:p>
                </text:list-item>
                <text:list-item>
                  <text:p text:style-name="P17"><text:soft-page-break/>componentWillUnmount : appelé qd le compo va être supprimé </text:p>
                </text:list-item>
                <text:list-item>
                  <text:p text:style-name="P17">… </text:p>
                </text:list-item>
              </text:list>
            </text:list-item>
          </text:list>
        </text:list-item>
        <text:list-item>
          <text:p text:style-name="P8"><text:a xlink:type="simple" xlink:href="https://github.com/Simplon-lyon/intro-react-jsx" text:style-name="Internet_20_link" text:visited-style-name="Visited_20_Internet_20_Link">Exemple livecode React 1</text:a> ( sans config <draw:frame draw:style-name="fr2" draw:name="Image5" text:anchor-type="as-char" svg:width="0.529cm" svg:height="0.529cm" draw:z-index="4"><draw:image xlink:href="Pictures/1000020100000040000000403CBD706F.png" xlink:type="simple" xlink:show="embed" xlink:actuate="onLoad"/><svg:title>:cold_sweat:</svg:title></draw:frame> )</text:p>
        </text:list-item>
        <text:list-item>
          <text:p text:style-name="P17"><text:a xlink:type="simple" xlink:href="https://github.com/Simplon-lyon/intro-react-jsx" text:style-name="Internet_20_link" text:visited-style-name="Visited_20_Internet_20_Link">Exemple livecode React 1</text:a> ( sans config <draw:frame draw:style-name="fr2" draw:name="Image6" text:anchor-type="as-char" svg:width="0.529cm" svg:height="0.529cm" draw:z-index="5"><draw:image xlink:href="Pictures/1000020100000040000000403CBD706F.png" xlink:type="simple" xlink:show="embed" xlink:actuate="onLoad"/><svg:title>:cold_sweat:</svg:title></draw:frame> ) </text:p>
        </text:list-item>
        <text:list-item>
          <text:p text:style-name="P17"><text:a xlink:type="simple" xlink:href="https://facebook.github.io/react/docs/tutorial.html" text:style-name="Internet_20_link" text:visited-style-name="Visited_20_Internet_20_Link">Tutoriel</text:a> </text:p>
        </text:list-item>
        <text:list-item>
          <text:p text:style-name="P8"><text:a xlink:type="simple" xlink:href="https://facebook.github.io/react/docs/animation.html" text:style-name="Internet_20_link" text:visited-style-name="Visited_20_Internet_20_Link">Animation</text:a> </text:p>
        </text:list-item>
      </text:list>
      <text:h text:style-name="Heading_20_2" text:outline-level="2" text:is-list-header="true"><text:bookmark text:name="annexes"/>Annexes</text:h>
      <text:h text:style-name="Heading_20_3" text:outline-level="3"><text:bookmark text:name="les-promesses-en-js"/>Les promesses en JS</text:h>
      <text:list xml:id="list8384596120803039713" text:style-name="L9">
        <text:list-item>
          <text:p text:style-name="P18"><draw:a xlink:type="simple" xlink:href="https://zestedesavoir.com/tutoriels/446/les-promesses-en-javascript/"><draw:frame draw:style-name="fr1" draw:name="Image7" text:anchor-type="as-char" svg:width="0.582cm" svg:height="0.582cm" draw:z-index="6"><draw:image xlink:href="Pictures/100002010000004000000040C58DF98F.png" xlink:type="simple" xlink:show="embed" xlink:actuate="onLoad"/><svg:title>:memo:</svg:title></draw:frame></draw:a><text:a xlink:type="simple" xlink:href="https://zestedesavoir.com/tutoriels/446/les-promesses-en-javascript/" text:style-name="Internet_20_link" text:visited-style-name="Visited_20_Internet_20_Link"> Les promesses en JS </text:a><draw:a xlink:type="simple" xlink:href="https://zestedesavoir.com/tutoriels/446/les-promesses-en-javascript/"><draw:frame draw:style-name="fr1" draw:name="Image8" text:anchor-type="as-char" svg:width="0.582cm" svg:height="0.582cm" draw:z-index="7"><draw:image xlink:href="Pictures/1000020100000040000000403DBAAA21.png" xlink:type="simple" xlink:show="embed" xlink:actuate="onLoad"/><svg:title>:fr:</svg:title></draw:frame></draw:a> </text:p>
        </text:list-item>
        <text:list-item>
          <text:p text:style-name="P18"><draw:a xlink:type="simple" xlink:href="http://www.sitepoint.com/overview-javascript-promises/"><draw:frame draw:style-name="fr1" draw:name="Image9" text:anchor-type="as-char" svg:width="0.582cm" svg:height="0.582cm" draw:z-index="8"><draw:image xlink:href="Pictures/100002010000004000000040C58DF98F.png" xlink:type="simple" xlink:show="embed" xlink:actuate="onLoad"/><svg:title>:memo:</svg:title></draw:frame></draw:a><text:a xlink:type="simple" xlink:href="http://www.sitepoint.com/overview-javascript-promises/" text:style-name="Internet_20_link" text:visited-style-name="Visited_20_Internet_20_Link"> JS promise </text:a><draw:a xlink:type="simple" xlink:href="http://www.sitepoint.com/overview-javascript-promises/"><draw:frame draw:style-name="fr1" draw:name="Image10" text:anchor-type="as-char" svg:width="0.582cm" svg:height="0.582cm" draw:z-index="9"><draw:image xlink:href="Pictures/1000020100000040000000404002BB02.png" xlink:type="simple" xlink:show="embed" xlink:actuate="onLoad"/><svg:title>:us:</svg:title></draw:frame></draw:a> </text:p>
        </text:list-item>
        <text:list-item>
          <text:p text:style-name="P18"><draw:a xlink:type="simple" xlink:href="http://babeljs.io/docs/learn-es2015/#promises"><draw:frame draw:style-name="fr1" draw:name="Image11" text:anchor-type="as-char" svg:width="0.582cm" svg:height="0.582cm" draw:z-index="10"><draw:image xlink:href="Pictures/100002010000004000000040C58DF98F.png" xlink:type="simple" xlink:show="embed" xlink:actuate="onLoad"/><svg:title>:memo:</svg:title></draw:frame></draw:a><text:a xlink:type="simple" xlink:href="http://babeljs.io/docs/learn-es2015/#promises" text:style-name="Internet_20_link" text:visited-style-name="Visited_20_Internet_20_Link"> ES6 Les promesses / Babel</text:a> </text:p>
        </text:list-item>
        <text:list-item>
          <text:p text:style-name="P9"><draw:a xlink:type="simple" xlink:href="http://exploringjs.com/es6/ch_promises.html"><draw:frame draw:style-name="fr1" draw:name="Image12" text:anchor-type="as-char" svg:width="0.582cm" svg:height="0.582cm" draw:z-index="11"><draw:image xlink:href="Pictures/100002010000004000000040878AAAC0.png" xlink:type="simple" xlink:show="embed" xlink:actuate="onLoad"/><svg:title>:book:</svg:title></draw:frame></draw:a><text:a xlink:type="simple" xlink:href="http://exploringjs.com/es6/ch_promises.html" text:style-name="Internet_20_link" text:visited-style-name="Visited_20_Internet_20_Link"> ES6 Les promesses ref</text:a> </text:p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4:24:37.547000000</meta:creation-date>
    <dc:date>2016-10-03T14:29:13.410000000</dc:date>
    <meta:editing-duration>PT4M40S</meta:editing-duration>
    <meta:editing-cycles>1</meta:editing-cycles>
    <meta:document-statistic meta:table-count="0" meta:image-count="12" meta:object-count="0" meta:page-count="3" meta:paragraph-count="81" meta:word-count="493" meta:character-count="2898" meta:non-whitespace-character-count="2479"/>
    <meta:generator>LibreOffice/5.0.0.5$Windows_x86 LibreOffice_project/1b1a90865e348b492231e1c451437d7a15bb262b</meta:generator>
  </office:meta>
</office:document-meta>
</file>